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 Semibold" fo:font-size="28pt" fo:text-shadow="1pt 1pt" style:text-underline-style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cc0000" style:text-position="super 58%" style:font-name="Arial" fo:font-size="36pt" fo:text-shadow="none" style:text-underline-style="none" fo:font-weight="bold" style:font-name-asian="Arial1" style:font-size-asian="36pt" style:font-weight-asian="bold" style:font-name-complex="Arial1" style:font-size-complex="36pt" style:font-weight-complex="bold"/>
    </style:style>
    <style:style style:name="T3" style:family="text">
      <style:text-properties fo:color="#000000" style:text-position="super 58%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cc0000" style:text-position="super 58%" style:font-name="Arial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style:style style:name="T6" style:family="text">
      <style:text-properties fo:color="#ffffff" style:text-position="super 58%" style:font-name="Segoe UI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style:style style:name="T7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text-position="super 58%" style:font-name="Segoe UI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13cm" svg:height="6.63cm" svg:x="2.032cm" svg:y="0.482cm">
          <draw:text-box>
            <text:p text:style-name="P1"><text:span text:style-name="T1">AGNUS DEI</text:span></text:p>
            <text:p text:style-name="P1"><text:span text:style-name="T2">♫</text:span><text:span text:style-name="T3"> </text:span><text:span text:style-name="T4">O Christ, Thou Lamb of God,</text:span></text:p>
            <text:p text:style-name="P1"><text:span text:style-name="T4">that takest away the sin of the world,</text:span></text:p>
            <text:p text:style-name="P1"><text:span text:style-name="T4">have mercy up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5" draw:layer="layout" svg:width="24.13cm" svg:height="5.321cm" svg:x="2.032cm" svg:y="0.521cm">
          <draw:text-box>
            <text:p text:style-name="P4"><text:span text:style-name="T5">♫</text:span><text:span text:style-name="T6"> </text:span><text:span text:style-name="T7">O Christ, Thou Lamb of God,</text:span></text:p>
            <text:p text:style-name="P4"><text:span text:style-name="T7">that takest away the sin of the world,</text:span></text:p>
            <text:p text:style-name="P4"><text:span text:style-name="T7">have mercy up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draw:frame draw:style-name="gr3" draw:text-style-name="P6" draw:layer="layout" svg:width="24.13cm" svg:height="5.321cm" svg:x="1.778cm" svg:y="0.521cm">
          <draw:text-box>
            <text:p text:style-name="P1"><text:span text:style-name="T5">♫</text:span><text:span text:style-name="T8"> </text:span><text:span text:style-name="T7">O Christ, Thou Lamb of God,</text:span></text:p>
            <text:p text:style-name="P1"><text:span text:style-name="T7">that takest away the sin of the world,</text:span></text:p>
            <text:p text:style-name="P1"><text:span text:style-name="T7">grant us Thy peace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6:28:27.838000000</meta:creation-date>
    <dc:date>2019-02-23T13:05:15.450000000</dc:date>
    <meta:editing-duration>PT53M3S</meta:editing-duration>
    <meta:editing-cycles>21</meta:editing-cycles>
    <meta:generator>LibreOffice/6.1.3.2$Windows_X86_64 LibreOffice_project/86daf60bf00efa86ad547e59e09d6bb77c699acb</meta:generator>
    <meta:document-statistic meta:object-count="66"/>
  </office:meta>
</office:document-meta>
</file>